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text-align="justify" fo:margin-top="0.3333in" fo:margin-bottom="0.1666in" style:line-height-at-least="0.175in"/>
      <style:text-properties style:font-name-complex="Calibri" fo:font-weight="bold" style:font-weight-asian="bold" style:font-weight-complex="bold" fo:color="#008576" fo:font-size="12pt" style:font-size-asian="12pt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Odstavecseseznamem" style:family="paragraph">
      <style:paragraph-properties fo:margin-left="0in">
        <style:tab-stops/>
      </style:paragraph-properties>
    </style:style>
    <style:style style:name="P23" style:parent-style-name="Odstavecseseznamem" style:family="paragraph">
      <style:paragraph-properties fo:margin-left="0in">
        <style:tab-stops/>
      </style:paragraph-properties>
    </style:style>
    <style:style style:name="P24" style:parent-style-name="Odstavecseseznamem" style:family="paragraph">
      <style:paragraph-properties fo:margin-left="0in">
        <style:tab-stops/>
      </style:paragraph-properties>
    </style:style>
    <style:style style:name="P25" style:parent-style-name="Odstavecseseznamem" style:family="paragraph">
      <style:paragraph-properties fo:margin-left="0in">
        <style:tab-stops/>
      </style:paragraph-properties>
    </style:style>
    <style:style style:name="P26" style:parent-style-name="Odstavecseseznamem" style:family="paragraph">
      <style:paragraph-properties fo:margin-left="0in">
        <style:tab-stops/>
      </style:paragraph-properties>
    </style:style>
    <style:style style:name="P27" style:parent-style-name="Normální" style:family="paragraph">
      <style:paragraph-properties fo:margin-left="0.2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0/2023<text:bookmark-end text:name="Text14"/></text:p>
            <text:p text:style-name="Normální">KVOP-27058/2023<text:bookmark-end text:name="Text2"/></text:p>
            <text:p text:style-name="Normální"><text:bookmark-start text:name="Text6"/>20. 07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Mgr.<text:s/><text:bookmark-end text:name="Text7"/>F. Š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Sdělení<text:s/>o poskytnutí informace</text:p>
      <text:p text:style-name="Základnítext">Vážený pane magistře,<text:s/></text:p>
      <text:p text:style-name="Základnítext">dne 11. 7. 2023 byla do Kanceláře veřejného ochránce práv doručena Vaše žádost podle zákona č. 106/1999 Sb., o svobodném přístupu k informacím, ve znění pozdějších předpisů, kterou žádáte o:</text:p>
      <text:list text:style-name="LFO3_1" text:continue-numbering="true">
        <text:list-item>
          <text:p text:style-name="P18">výroční zprávu o činnosti za rok 2022,</text:p>
        </text:list-item>
        <text:list-item>
          <text:p text:style-name="P19">sborníky o Vězeňské službě ČR,<text:s/></text:p>
        </text:list-item>
        <text:list-item>
          <text:p text:style-name="P20">úplný výpis z elektronického informačního systému, kde se vyskytuje Vaše osoba v různých rolích, a to v rozsahu – spisová značka, řešitel, předmět řízení, účastníci a stav řízení,</text:p>
        </text:list-item>
        <text:list-item>
          <text:p text:style-name="P21">plán rozpočtu na rok 2023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V příloze zasílám Výroční zprávu za rok 2022.</text:p>
      <text:p text:style-name="Základnítext">K bodu č. 2</text:p>
      <text:p text:style-name="Základnítext">V příloze zasílám sborníky, které veřejný ochránce práv vydal v minulosti k problematice<text:s/>vězeňství. Jde o sborník Vězeňství (z roku 2010) a Vězeňství II (z roku 2019). Nad rámec Vaší žádosti přikládám Zprávu z návštěv zařízení (vazebních věznic) v roku 2022.<text:s/></text:p>
      <text:p text:style-name="Základnítext">K bodu č. 3</text:p>
      <text:p text:style-name="Základnítext">V příloze zasílám sestavu s informacemi v požadovaném rozsahu.  </text:p>
      <text:p text:style-name="Základnítext"/>
      <text:p text:style-name="Základnítext"/>
      <text:p text:style-name="Základnítext"/>
      <text:soft-page-break/>
      <text:p text:style-name="Základnítext">K bodu č. 4</text:p>
      <text:p text:style-name="Základnítext">V příloze zasílám závazné ukazatele kapitoly 309 – Kancelář veřejného ochránce práv pro rok 2023 tak, jak vyplývají ze zákona č. 449/2022 Sb., o státním rozpočtu České republiky na rok 2023.<text:s/>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říloha">Přílohy</text:p>
      <text:p text:style-name="P22">Výroční zpráva za rok 2022</text:p>
      <text:p text:style-name="P23">2 x sborník Vězeňství</text:p>
      <text:p text:style-name="P24">Zpráva z návštěv zařízení 2022<text:s/></text:p>
      <text:p text:style-name="P25">Výpis z informačního systému týkající se osoby žadatele o informace</text:p>
      <text:p text:style-name="P26">Závazné ukazatele kapitoly 309 pro rok 2023</text:p>
      <text:p text:style-name="P27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P1L5*</text:span></text:p>
        <text:p text:style-name="P12"><text:span text:style-name="T13">KVOPX00DP1L5</text:span>KVOPX00DP1L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9-14T08:54:00Z</meta:creation-date>
    <dc:date>2023-09-14T08:56:00Z</dc:date>
    <meta:print-date>2023-07-20T08:14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33" meta:character-count="1611" meta:row-count="11" meta:non-whitespace-character-count="1381"/>
  </office:meta>
</office:document-meta>
</file>